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0D800000104419D83975454BF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3.31cm"/>
    </style:style>
    <style:style style:name="gr3" style:family="graphic" style:parent-style-name="objectwithoutfill">
      <style:graphic-properties draw:stroke="dash" draw:stroke-dash="Fine_20_Dashed" svg:stroke-width="0.028cm" draw:marker-start-width="0.242cm" draw:marker-end="" draw:marker-end-width="0.242cm" draw:fill="none" draw:textarea-vertical-align="middle" fo:padding-top="0.039cm" fo:padding-bottom="0.039cm" fo:padding-left="0.164cm" fo:padding-right="0.1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12cm" fo:min-width="0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449cm" fo:min-width="0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/>
    </style:style>
    <style:style style:name="gr10" style:family="graphic" style:parent-style-name="standard">
      <style:graphic-properties svg:stroke-color="#111111" draw:fill-color="#111111" draw:textarea-horizontal-align="justify" draw:textarea-vertical-align="middle" draw:auto-grow-height="false" fo:min-height="2.29cm" fo:min-width="0cm"/>
    </style:style>
    <style:style style:name="gr11" style:family="graphic" style:parent-style-name="standard">
      <style:graphic-properties svg:stroke-color="#111111" draw:textarea-vertical-align="middle"/>
    </style:style>
    <style:style style:name="gr12" style:family="graphic" style:parent-style-name="standard">
      <style:graphic-properties svg:stroke-color="#111111" draw:marker-start="Arrow" draw:marker-start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8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cm" fo:min-width="0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2.036cm" fo:min-width="22.106cm"/>
    </style:style>
    <style:style style:name="gr17" style:family="graphic" style:parent-style-name="standard">
      <style:graphic-properties draw:fill-color="#00aaad" draw:textarea-horizontal-align="justify" draw:textarea-vertical-align="middle" draw:auto-grow-height="false" fo:min-height="1.782cm" fo:min-width="22.106cm"/>
    </style:style>
    <style:style style:name="gr18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19" style:family="graphic" style:parent-style-name="standard">
      <style:graphic-properties svg:stroke-color="#ed1c24" draw:fill-color="#ce181e" draw:textarea-horizontal-align="justify" draw:textarea-vertical-align="middle" draw:auto-grow-height="false" fo:min-height="1.528cm" fo:min-width="4.83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41cm"/>
    </style:style>
    <style:style style:name="gr22" style:family="graphic" style:parent-style-name="standard">
      <style:graphic-properties svg:stroke-color="#ce181e" draw:fill-color="#ce181e" draw:textarea-vertical-align="middle" draw:auto-grow-height="false" fo:min-height="2.265cm" fo:min-width="1.799cm"/>
    </style:style>
    <style:style style:name="gr23" style:family="graphic" style:parent-style-name="standard">
      <style:graphic-properties svg:stroke-color="#5e8ac7" draw:fill-color="#5e8ac7" draw:textarea-vertical-align="middle" draw:auto-grow-height="false" fo:min-height="2.265cm" fo:min-width="1.7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25" style:family="graphic" style:parent-style-name="standard">
      <style:graphic-properties svg:stroke-width="0.053cm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610506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9cm" fo:min-width="0cm"/>
    </style:style>
    <style:style style:name="gr28" style:family="graphic" style:parent-style-name="standard">
      <style:graphic-properties svg:stroke-color="#5e8ac7" draw:fill-color="#5e8ac7" draw:textarea-vertical-align="middle" draw:auto-grow-height="false" fo:min-height="2.264cm" fo:min-width="1.7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4.10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2.036cm" fo:min-width="5.088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stroke="dash" draw:stroke-dash="Fine_20_Dashed" draw:fill="none" draw:textarea-vertical-align="middle"/>
    </style:style>
    <style:style style:name="pr1" style:family="presentation" style:parent-style-name="Alizarin0-title">
      <style:graphic-properties draw:textarea-vertical-align="middle" fo:min-height="2.25cm"/>
    </style:style>
    <style:style style:name="pr2" style:family="presentation" style:parent-style-name="Alizarin0-subtitle">
      <style:graphic-properties draw:fill-color="#ffffff" draw:textarea-vertical-align="bottom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1.678cm"/>
    </style:style>
    <style:style style:name="pr5" style:family="presentation" style:parent-style-name="Alizarin-outline1">
      <style:graphic-properties fo:min-height="5.1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-title">
      <style:graphic-properties draw:textarea-vertical-align="middle" fo:min-height="1.833cm"/>
    </style:style>
    <style:style style:name="pr8" style:family="presentation" style:parent-style-name="Alizarin0-subtitle">
      <style:graphic-properties draw:fill-color="#ffffff" fo:min-height="10.583cm"/>
    </style:style>
    <style:style style:name="pr9" style:family="presentation" style:parent-style-name="Alizarin-title">
      <style:graphic-properties fo:min-height="1.625cm"/>
    </style:style>
    <style:style style:name="pr10" style:family="presentation" style:parent-style-name="Alizarin-outline1">
      <style:graphic-properties fo:min-height="9.5cm"/>
    </style:style>
    <style:style style:name="pr11" style:family="presentation" style:parent-style-name="Alizarin0-outline1">
      <style:graphic-properties fo:min-height="10.583cm"/>
    </style:style>
    <style:style style:name="pr12" style:family="presentation" style:parent-style-name="Alizarin-title">
      <style:graphic-properties fo:min-height="1.833cm"/>
    </style:style>
    <style:style style:name="pr13" style:family="presentation" style:parent-style-name="Alizarin-notes">
      <style:graphic-properties draw:fill-color="#ffffff" fo:min-height="13.364cm"/>
    </style:style>
    <style:style style:name="pr14" style:family="presentation" style:parent-style-name="Alizarin-outline1">
      <style:graphic-properties fo:min-height="10.583cm"/>
    </style:style>
    <style:style style:name="co1" style:family="table-column">
      <style:table-column-properties style:column-width="8.5cm" style:use-optimal-column-width="false"/>
    </style:style>
    <style:style style:name="ro1" style:family="table-row">
      <style:table-row-properties style:row-height="2.821cm"/>
    </style:style>
    <style:style style:name="ro2" style:family="table-row">
      <style:table-row-properties style:row-height="3.209cm"/>
    </style:style>
    <style:style style:name="ro3" style:family="table-row">
      <style:table-row-properties style:row-height="2.826cm"/>
    </style:style>
    <style:style style:name="ce1" style:family="table-cell">
      <loext:graphic-properties draw:fill-color="#ffffff" draw:textarea-vertical-align="middle"/>
      <style:paragraph-properties fo:margin-top="0cm" fo:margin-bottom="0cm" fo:border-left="0.03pt solid #ffffff" fo:border-right="none" fo:border-top="0.03pt solid #ffffff" fo:border-bottom="none"/>
      <style:text-properties style:font-name="Open Sans Light" fo:font-size="18pt" fo:background-color="transparent" style:font-size-asian="18pt" style:font-size-complex="18pt"/>
    </style:style>
    <style:style style:name="ce2" style:family="table-cell">
      <loext:graphic-properties draw:fill-color="#7da7d8" draw:textarea-vertical-align="middle"/>
      <style:paragraph-properties fo:margin-top="0cm" fo:margin-bottom="0cm" fo:text-align="center" fo:border="0.03pt solid #000000"/>
      <style:text-properties style:font-name="Open Sans Light" fo:font-size="18pt" fo:font-weight="bold" fo:background-color="transparent" style:font-size-asian="18pt" style:font-weight-asian="bold" style:font-size-complex="18pt" style:font-weight-complex="bold"/>
    </style:style>
    <style:style style:name="ce3" style:family="table-cell">
      <loext:graphic-properties draw:fill-color="#7da7d8" draw:textarea-vertical-align="middle"/>
      <style:paragraph-properties fo:margin-top="0cm" fo:margin-bottom="0cm" fo:border="0.03pt solid #000000"/>
      <style:text-properties style:font-name="Open Sans Light" fo:font-size="18pt" fo:background-color="transparent" style:font-size-asian="18pt" style:font-size-complex="18pt"/>
    </style:style>
    <style:style style:name="ce4" style:family="table-cell">
      <loext:graphic-properties draw:fill-color="#ffffff" draw:textarea-vertical-align="middle"/>
      <style:paragraph-properties fo:margin-top="0cm" fo:margin-bottom="0cm" fo:text-align="start" fo:border-left="none" fo:border-right="0.03pt solid #000000" fo:border-top="0.03pt solid #000000" fo:border-bottom="0.03pt solid #000000"/>
      <style:text-properties style:font-name="Open Sans Light" fo:font-size="18pt" fo:background-color="transparent" style:font-size-asian="18pt" style:font-size-complex="18pt"/>
    </style:style>
    <style:style style:name="ce5" style:family="table-cell">
      <loext:graphic-properties draw:fill-color="#ffffff" draw:textarea-vertical-align="middle"/>
      <style:paragraph-properties fo:margin-top="0cm" fo:margin-bottom="0cm" fo:text-align="center" fo:border="0.03pt solid #000000"/>
      <style:text-properties style:font-name="Open Sans Light" fo:font-size="18pt" fo:font-weight="bold" fo:background-color="transparent" style:font-size-asian="18pt" style:font-weight-asian="bold" style:font-size-complex="18pt" style:font-weight-complex="bold"/>
    </style:style>
    <style:style style:name="ce6" style:family="table-cell">
      <loext:graphic-properties draw:fill-color="#ffffff" draw:textarea-vertical-align="middle"/>
      <style:paragraph-properties fo:margin-top="0cm" fo:margin-bottom="0cm" fo:text-align="center" fo:border-left="none" fo:border-right="0.03pt solid #000000" fo:border-top="0.03pt solid #000000" fo:border-bottom="0.03pt solid #000000"/>
      <style:text-properties style:font-name="Open Sans Light" fo:font-size="18pt" fo:font-weight="bold" fo:background-color="transparent" style:font-size-asian="18pt" style:font-weight-asian="bold" style:font-size-complex="18pt" style:font-weight-complex="bold"/>
    </style:style>
    <style:style style:name="ce7" style:family="table-cell">
      <loext:graphic-properties draw:fill-color="#ffffff" draw:textarea-vertical-align="middle"/>
      <style:paragraph-properties fo:margin-top="0cm" fo:margin-bottom="0cm" fo:text-align="start" fo:border="0.03pt solid #000000"/>
      <style:text-properties style:font-name="Open Sans Light" fo:font-size="18pt" fo:font-weight="bold" fo:background-color="transparent" style:font-size-asian="18pt" style:font-weight-asian="bold" style:font-size-complex="18pt" style:font-weight-complex="bold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.051cm" fo:text-align="start">
        <style:tab-stops/>
      </style:paragraph-properties>
    </style:style>
    <style:style style:name="P3" style:family="paragraph">
      <loext:graphic-properties draw:fill-color="#ffffff"/>
      <style:paragraph-properties fo:margin-top="0cm" fo:margin-bottom="0.051cm" fo:text-align="start">
        <style:tab-stops/>
      </style:paragraph-properties>
      <style:text-properties fo:font-size="17.7000007629395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1cm" fo:margin-bottom="0cm" fo:text-align="start" fo:text-indent="0cm" style:text-autospace="ideograph-alpha" style:punctuation-wrap="hanging">
        <style:tab-stops/>
      </style:paragraph-properties>
    </style:style>
    <style:style style:name="P6" style:family="paragraph">
      <style:paragraph-properties fo:margin-top="0.356cm" fo:margin-bottom="0cm" fo:text-align="start">
        <style:tab-stops/>
      </style:paragraph-properties>
    </style:style>
    <style:style style:name="P7" style:family="paragraph">
      <style:paragraph-properties fo:margin-top="0.356cm" fo:margin-bottom="0cm"/>
    </style:style>
    <style:style style:name="P8" style:family="paragraph">
      <style:text-properties style:font-name="Open Sans Light" fo:font-size="24pt" style:font-size-asian="24pt" style:font-size-complex="24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.61cm" fo:margin-bottom="0cm"/>
    </style:style>
    <style:style style:name="P11" style:family="paragraph">
      <style:text-properties fo:font-size="24pt" style:font-size-asian="22pt" style:font-size-complex="22pt"/>
    </style:style>
    <style:style style:name="P12" style:family="paragraph">
      <style:paragraph-properties fo:margin-top="0cm" fo:margin-bottom="0cm" fo:text-align="center"/>
      <style:text-properties fo:background-color="transparent" style:font-size-asian="18pt" style:font-weight-asian="bold" style:font-size-complex="18pt" style:font-weight-complex="bold"/>
    </style:style>
    <style:style style:name="P13" style:family="paragraph">
      <style:paragraph-properties fo:margin-top="0cm" fo:margin-bottom="0cm"/>
      <style:text-properties fo:background-color="transparent" style:font-size-asian="18pt" style:font-size-complex="18pt"/>
    </style:style>
    <style:style style:name="P14" style:family="paragraph">
      <style:paragraph-properties fo:margin-top="0cm" fo:margin-bottom="0cm" fo:text-align="start"/>
      <style:text-properties fo:background-color="transparent" style:font-size-asian="18pt" style:font-size-complex="18pt"/>
    </style:style>
    <style:style style:name="P15" style:family="paragraph">
      <style:paragraph-properties fo:margin-top="0cm" fo:margin-bottom="0cm" fo:text-align="start"/>
      <style:text-properties fo:background-color="transparent" style:font-size-asian="18pt" style:font-weight-asian="bold" style:font-size-complex="18pt" style:font-weight-complex="bold"/>
    </style:style>
    <style:style style:name="P16" style:family="paragraph">
      <style:text-properties fo:color="#21409a" style:font-name="Open Sans Light"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color="#ffffff" fo:font-weight="normal" style:font-weight-asian="normal" style:font-weight-complex="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style:font-name="Open Sans Light" fo:font-size="16pt"/>
    </style:style>
    <style:style style:name="P21" style:family="paragraph">
      <style:paragraph-properties fo:margin-left="0cm" fo:margin-right="0cm" fo:text-indent="0cm" style:text-autospace="ideograph-alpha" style:punctuation-wrap="hanging"/>
    </style:style>
    <style:style style:name="P22" style:family="paragraph">
      <loext:graphic-properties draw:fill="none" draw:fill-color="#ffffff"/>
      <style:paragraph-properties fo:margin-left="0cm" fo:margin-right="0cm" fo:text-indent="0cm" style:text-autospace="ideograph-alpha" style:punctuation-wrap="hanging"/>
      <style:text-properties style:font-name="Open Sans Light" fo:font-size="15pt" style:letter-kerning="true" style:font-size-asian="15pt" style:font-size-complex="15pt"/>
    </style:style>
    <style:style style:name="P23" style:family="paragraph">
      <loext:graphic-properties draw:fill="none" draw:fill-color="#ffffff"/>
      <style:text-properties style:font-name="Open Sans Light" fo:font-size="11pt" style:font-size-asian="15pt" style:font-size-complex="15pt"/>
    </style:style>
    <style:style style:name="P24" style:family="paragraph">
      <loext:graphic-properties draw:fill="none" draw:fill-color="#ffffff"/>
      <style:text-properties style:font-name="Open Sans Light" fo:font-size="12pt" style:font-size-asian="16pt" style:font-size-complex="16pt"/>
    </style:style>
    <style:style style:name="P25" style:family="paragraph">
      <loext:graphic-properties draw:fill-color="#111111"/>
      <style:paragraph-properties fo:text-align="center"/>
    </style:style>
    <style:style style:name="P26" style:family="paragraph">
      <loext:graphic-properties draw:fill-color="#00a65d"/>
      <style:paragraph-properties fo:text-align="center"/>
      <style:text-properties fo:color="#ffffff" fo:font-size="24pt" style:font-size-asian="24pt" style:font-size-complex="24pt"/>
    </style:style>
    <style:style style:name="P27" style:family="paragraph">
      <loext:graphic-properties draw:fill-color="#00aaad"/>
      <style:paragraph-properties fo:text-align="center"/>
      <style:text-properties fo:color="#ffffff" fo:font-size="24pt" style:font-size-asian="24pt" style:font-size-complex="24pt"/>
    </style:style>
    <style:style style:name="P28" style:family="paragraph">
      <style:paragraph-properties fo:text-align="center"/>
      <style:text-properties fo:color="#ffffff"/>
    </style:style>
    <style:style style:name="P29" style:family="paragraph">
      <loext:graphic-properties draw:fill-color="#ce181e"/>
      <style:paragraph-properties fo:text-align="center"/>
      <style:text-properties fo:color="#ffffff"/>
    </style:style>
    <style:style style:name="P30" style:family="paragraph">
      <loext:graphic-properties draw:fill="none" draw:fill-color="#ffffff"/>
      <style:text-properties fo:font-size="14pt" style:font-size-asian="16pt" style:font-size-complex="16pt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33" style:family="paragraph">
      <loext:graphic-properties draw:fill-color="#ce181e"/>
      <style:paragraph-properties fo:text-align="center"/>
    </style:style>
    <style:style style:name="P34" style:family="paragraph">
      <loext:graphic-properties draw:fill-color="#5e8ac7"/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start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8" style:family="paragraph">
      <style:paragraph-properties fo:text-align="center"/>
      <style:text-properties fo:color="#ffffff" fo:font-size="18pt"/>
    </style:style>
    <style:style style:name="P39" style:family="paragraph">
      <loext:graphic-properties draw:fill-color="#ce181e"/>
      <style:paragraph-properties fo:text-align="center"/>
      <style:text-properties fo:color="#ffffff" fo:font-size="18pt"/>
    </style:style>
    <style:style style:name="P4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color="#407927"/>
    </style:style>
    <style:style style:name="P42" style:family="paragraph">
      <loext:graphic-properties draw:fill="none" draw:fill-color="#ffffff"/>
      <style:paragraph-properties fo:text-align="start"/>
      <style:text-properties fo:font-size="18pt" fo:font-weight="bold" style:font-weight-asian="bold" style:font-weight-complex="bold"/>
    </style:style>
    <style:style style:name="P43" style:family="paragraph">
      <loext:graphic-properties draw:fill-color="#eeeeee"/>
      <style:paragraph-properties fo:text-align="center"/>
      <style:text-properties fo:font-size="13pt" style:font-size-asian="13pt" style:font-size-complex="13pt"/>
    </style:style>
    <style:style style:name="P44" style:family="paragraph">
      <loext:graphic-properties draw:fill-color="#ffffff"/>
      <style:text-properties fo:font-size="20pt"/>
    </style:style>
    <style:style style:name="P45" style:family="paragraph">
      <style:paragraph-properties fo:margin-left="0cm" fo:margin-right="0cm" fo:margin-top="0.203cm" fo:margin-bottom="0.33cm" fo:text-indent="0cm" style:text-autospace="ideograph-alpha" style:punctuation-wrap="hanging"/>
    </style:style>
    <style:style style:name="P46" style:family="paragraph">
      <style:paragraph-properties fo:margin-left="0cm" fo:margin-right="0cm" fo:margin-top="0cm" fo:margin-bottom="0.329cm" fo:text-indent="0cm" style:text-autospace="ideograph-alpha" style:punctuation-wrap="hanging"/>
    </style:style>
    <style:style style:name="P47" style:family="paragraph">
      <style:text-properties fo:color="#21409a" style:font-name="Open Sans Light"/>
    </style:style>
    <style:style style:name="P48" style:family="paragraph">
      <style:text-properties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21409a" style:font-name="Open Sans Light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111111" style:font-name="Open Sans Light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111111" style:font-name="Open Sans Light" fo:font-size="22pt" fo:font-weight="normal" style:font-size-asian="22pt" style:font-size-complex="22pt"/>
    </style:style>
    <style:style style:name="T6" style:family="text">
      <style:text-properties fo:color="#21409a" style:font-name="Open Sans Light" fo:font-size="22pt" fo:font-weight="normal" style:font-size-asian="22pt" style:font-size-complex="22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ource Sans Pro Black" fo:font-size="26.6000003814697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style style:name="T8" style:family="text">
      <style:text-properties fo:color="#ce181e" style:font-name="Open Sans Light" fo:font-size="16pt" style:font-size-asian="16pt" style:font-size-complex="16pt"/>
    </style:style>
    <style:style style:name="T9" style:family="text">
      <style:text-properties fo:font-variant="normal" fo:text-transform="none" fo:color="#21409a" style:text-outline="false" style:text-line-through-style="none" style:text-line-through-type="none" style:font-name="Open Sans Light" fo:font-size="26pt" fo:font-style="normal" fo:text-shadow="none" style:text-underline-style="none" fo:font-weight="600" style:letter-kerning="true" style:font-size-asian="26pt" style:font-size-complex="26pt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21409a" style:font-name="Open Sans Light" fo:font-size="32pt" style:font-size-asian="32pt" style:font-size-complex="32pt"/>
    </style:style>
    <style:style style:name="T12" style:family="text">
      <style:text-properties fo:color="#21409a" style:font-name="Open Sans Light1" fo:font-size="20pt" fo:font-weight="normal" style:font-size-asian="20pt" style:font-size-complex="20pt"/>
    </style:style>
    <style:style style:name="T13" style:family="text">
      <style:text-properties fo:color="#21409a" style:font-name="Open Sans Light1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111111" style:font-name="Open Sans Light1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111111" style:font-name="Open Sans Light1" fo:font-size="20pt" fo:font-weight="normal" style:font-size-asian="20pt" style:font-size-complex="20pt"/>
    </style:style>
    <style:style style:name="T16" style:family="text">
      <style:text-properties fo:color="#ce181e" fo:font-size="16pt" style:font-size-asian="16pt" style:font-size-complex="16pt"/>
    </style:style>
    <style:style style:name="T17" style:family="text">
      <style:text-properties style:font-name="Open Sans Light" fo:font-size="18pt" fo:font-weight="bold" fo:background-color="transparent" style:font-size-asian="18pt" style:font-weight-asian="bold" style:font-size-complex="18pt" style:font-weight-complex="bold"/>
    </style:style>
    <style:style style:name="T18" style:family="text">
      <style:text-properties style:font-name="Open Sans Light" fo:font-size="18pt" fo:font-weight="normal" fo:background-color="transparent" style:font-size-asian="18pt" style:font-weight-asian="normal" style:font-size-complex="18pt" style:font-weight-complex="normal"/>
    </style:style>
    <style:style style:name="T19" style:family="text">
      <style:text-properties style:font-name="Open Sans Light" fo:font-size="18pt" fo:background-color="transparent" style:font-size-asian="18pt" style:font-size-complex="18pt"/>
    </style:style>
    <style:style style:name="T20" style:family="text">
      <style:text-properties fo:color="#21409a" style:font-name="Open Sans Light" fo:font-size="24pt" style:font-size-asian="24pt" style:font-size-complex="24pt"/>
    </style:style>
    <style:style style:name="T21" style:family="text">
      <style:text-properties fo:color="#111111" style:font-name="Open Sans Light" fo:font-size="20pt" style:font-size-asian="20pt" style:font-size-complex="20pt"/>
    </style:style>
    <style:style style:name="T22" style:family="text">
      <style:text-properties fo:color="#111111" style:font-name="Open Sans Light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111111" style:font-name="Open Sans Light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color="#ffffff" fo:font-weight="normal" style:font-weight-asian="normal" style:font-weight-complex="normal"/>
    </style:style>
    <style:style style:name="T25" style:family="text">
      <style:text-properties style:font-name="Open Sans Light" fo:font-size="16pt"/>
    </style:style>
    <style:style style:name="T26" style:family="text">
      <style:text-properties style:font-name="Open Sans Light" fo:font-size="15pt" style:letter-kerning="true" style:font-size-asian="15pt" style:font-size-complex="15pt"/>
    </style:style>
    <style:style style:name="T27" style:family="text">
      <style:text-properties style:font-name="Open Sans Light" fo:font-size="15pt" style:font-size-asian="15pt" style:font-size-complex="15pt"/>
    </style:style>
    <style:style style:name="T28" style:family="text">
      <style:text-properties fo:font-size="12pt" style:font-size-asian="15pt" style:font-size-complex="15pt"/>
    </style:style>
    <style:style style:name="T29" style:family="text">
      <style:text-properties style:font-name="Open Sans Light" fo:font-size="16pt" style:font-size-asian="16pt" style:font-size-complex="16pt"/>
    </style:style>
    <style:style style:name="T30" style:family="text">
      <style:text-properties style:font-name="Open Sans Light" fo:font-size="13pt" style:font-size-asian="16pt" style:font-size-complex="16pt"/>
    </style:style>
    <style:style style:name="T31" style:family="text">
      <style:text-properties style:font-name="Open Sans Light"/>
    </style:style>
    <style:style style:name="T32" style:family="text">
      <style:text-properties style:font-name="Open Sans Light" fo:font-size="13pt" style:font-size-asian="13pt" style:font-size-complex="13pt"/>
    </style:style>
    <style:style style:name="T33" style:family="text">
      <style:text-properties style:font-name="Open Sans Light" fo:font-size="13pt" fo:font-style="normal" style:font-size-asian="13pt" style:font-style-asian="normal" style:font-size-complex="13pt" style:font-style-complex="normal"/>
    </style:style>
    <style:style style:name="T34" style:family="text">
      <style:text-properties style:font-name="Open Sans Light" fo:font-size="14pt" style:font-size-asian="14pt" style:font-size-complex="14pt"/>
    </style:style>
    <style:style style:name="T35" style:family="text">
      <style:text-properties fo:color="#ffffff" fo:font-size="24pt" style:font-size-asian="24pt" style:font-size-complex="24pt"/>
    </style:style>
    <style:style style:name="T36" style:family="text">
      <style:text-properties fo:color="#ffffff"/>
    </style:style>
    <style:style style:name="T37" style:family="text">
      <style:text-properties fo:font-size="14pt" style:font-size-asian="16pt" style:font-size-complex="16pt"/>
    </style:style>
    <style:style style:name="T38" style:family="text">
      <style:text-properties fo:font-size="14pt" fo:font-weight="bold" style:font-size-asian="16pt" style:font-weight-asian="bold" style:font-size-complex="16pt" style:font-weight-complex="bold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color="#21409a" fo:font-weight="bold" style:font-weight-asian="bold" style:font-weight-complex="bold"/>
    </style:style>
    <style:style style:name="T43" style:family="text">
      <style:text-properties style:font-name="Open Sans Light" fo:font-size="13pt" fo:font-weight="bold" style:font-size-asian="13pt" style:font-weight-asian="bold" style:font-size-complex="13pt" style:font-weight-complex="bold"/>
    </style:style>
    <style:style style:name="T4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fo:color="#21409a" style:font-name="Open Sans Light1" fo:font-size="24pt" fo:font-weight="normal" style:font-size-asian="24pt" style:font-weight-asian="normal" style:font-size-complex="24pt" style:font-weight-complex="normal"/>
    </style:style>
    <style:style style:name="T46" style:family="text">
      <style:text-properties fo:color="#111111" style:font-name="Open Sans Light1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ffffff" fo:font-size="18pt"/>
    </style:style>
    <style:style style:name="T48" style:family="text">
      <style:text-properties fo:font-size="18pt" fo:font-weight="bold" style:font-weight-asian="bold" style:font-weight-complex="bold"/>
    </style:style>
    <style:style style:name="T49" style:family="text">
      <style:text-properties fo:color="#21409a" fo:font-size="18pt" fo:font-weight="bold" style:font-weight-asian="bold" style:font-weight-complex="bold"/>
    </style:style>
    <style:style style:name="T50" style:family="text">
      <style:text-properties style:font-name="Open Sans Light" fo:font-size="18pt" fo:font-weight="normal" style:font-size-asian="16pt" style:font-weight-asian="normal" style:font-size-complex="16pt" style:font-weight-complex="normal"/>
    </style:style>
    <style:style style:name="T51" style:family="text">
      <style:text-properties style:font-name="Open Sans Light" fo:font-size="18pt" fo:font-weight="bold" style:font-size-asian="16pt" style:font-weight-asian="bold" style:font-size-complex="16pt" style:font-weight-complex="bold"/>
    </style:style>
    <style:style style:name="T52" style:family="text">
      <style:text-properties fo:color="#faa61a" style:font-name="Open Sans Light" fo:font-size="18pt" fo:font-weight="bold" fo:background-color="transparent" style:font-size-asian="16pt" style:font-weight-asian="bold" style:font-size-complex="16pt" style:font-weight-complex="bold"/>
    </style:style>
    <style:style style:name="T53" style:family="text">
      <style:text-properties fo:color="#94070a" style:font-name="Open Sans Light" fo:font-size="18pt" fo:font-weight="bold" style:font-size-asian="16pt" style:font-weight-asian="bold" style:font-size-complex="16pt" style:font-weight-complex="bold"/>
    </style:style>
    <style:style style:name="T54" style:family="text">
      <style:text-properties style:font-name="Open Sans Light" fo:font-size="18pt" fo:font-weight="bold" style:font-size-asian="13pt" style:font-weight-asian="bold" style:font-size-complex="13pt" style:font-weight-complex="bold"/>
    </style:style>
    <style:style style:name="T55" style:family="text">
      <style:text-properties fo:color="#407927"/>
    </style:style>
    <style:style style:name="T56" style:family="text">
      <style:text-properties fo:color="#111111" fo:font-size="14pt" style:font-size-asian="14pt" style:font-size-complex="14pt"/>
    </style:style>
    <style:style style:name="T57" style:family="text">
      <style:text-properties fo:color="#407927" style:font-name="Open Sans Light" fo:font-size="18pt" fo:font-weight="bold" style:font-size-asian="16pt" style:font-weight-asian="bold" style:font-size-complex="16pt" style:font-weight-complex="bold"/>
    </style:style>
    <style:style style:name="T58" style:family="text">
      <style:text-properties fo:color="#610506" fo:font-size="13pt" style:font-size-asian="13pt" style:font-size-complex="13pt"/>
    </style:style>
    <style:style style:name="T59" style:family="text">
      <style:text-properties fo:font-size="13pt" style:font-size-asian="13pt" style:font-size-complex="13pt"/>
    </style:style>
    <style:style style:name="T60" style:family="text">
      <style:text-properties fo:color="#407927" fo:font-size="13pt" style:font-size-asian="13pt" style:font-size-complex="13pt"/>
    </style:style>
    <style:style style:name="T61" style:family="text">
      <style:text-properties fo:color="#faa61a" fo:font-size="13pt" fo:background-color="transparent" style:font-size-asian="13pt" style:font-size-complex="13pt"/>
    </style:style>
    <style:style style:name="T62" style:family="text">
      <style:text-properties fo:color="#21409a" style:font-name="Open Sans Light"/>
    </style:style>
    <style:style style:name="T63" style:family="text">
      <style:text-properties fo:color="#111111" style:font-name="Open Sans Light"/>
    </style:style>
    <style:style style:name="T64" style:family="text">
      <style:text-properties fo:font-variant="normal" fo:text-transform="none" fo:color="#ce181e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c1c1c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b3" fo:font-weight="normal" style:font-weight-asian="normal" style:font-weight-complex="normal"/>
    </style:style>
    <style:style style:name="T67" style:family="text">
      <style:text-properties fo:color="#ce181e" fo:font-weight="normal" style:font-weight-asian="normal" style:font-weight-complex="normal"/>
    </style:style>
    <style:style style:name="T68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999cm" svg:height="2.083cm" svg:x="0.995cm" svg:y="7.702cm" presentation:class="title" presentation:user-transformed="true">
          <draw:text-box>
            <text:p><text:span text:style-name="T1">Auth</text:span><text:span text:style-name="T1">oriza</text:span><text:span text:style-name="T1">tion </text:span><text:span text:style-name="T1">Code </text:span><text:span text:style-name="T1">Flow </text:span><text:span text:style-name="T1">with </text:span><text:span text:style-name="T1">PKCE</text:span></text:p>
          </draw:text-box>
        </draw:frame>
        <draw:frame presentation:style-name="pr2" draw:text-style-name="P3" draw:layer="layout" svg:width="25.5cm" svg:height="5.833cm" svg:x="1.494cm" svg:y="10.828cm" presentation:class="subtitle" presentation:user-transformed="true">
          <draw:text-box>
            <text:p text:style-name="P2"><text:span text:style-name="T2">Module: </text:span><text:span text:style-name="T2"><text:tab/></text:span><text:span text:style-name="T2"><text:tab/></text:span><text:span text:style-name="T2">Project </text:span><text:span text:style-name="T2">2</text:span></text:p>
            <text:p text:style-name="P2"><text:span text:style-name="T2">Author: </text:span><text:span text:style-name="T2"><text:tab/></text:span><text:span text:style-name="T2"><text:tab/></text:span><text:span text:style-name="T2">Fabio </text:span><text:span text:style-name="T2">Caggiano</text:span></text:p>
            <text:p text:style-name="P2"><text:span text:style-name="T2">Coach: </text:span><text:span text:style-name="T2"><text:tab/></text:span><text:span text:style-name="T2"><text:tab/></text:span><text:span text:style-name="T2">Kai </text:span><text:span text:style-name="T2">Brünnler</text:span></text:p>
            <text:p text:style-name="P2"><text:span text:style-name="T2">Date: </text:span><text:span text:style-name="T2"><text:tab/></text:span><text:span text:style-name="T2"><text:tab/></text:span><text:span text:style-name="T2">8 June </text:span><text:span text:style-name="T2">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083cm" svg:x="0.995cm" svg:y="0.828cm" presentation:class="title">
          <draw:text-box>
            <text:p>Content</text:p>
          </draw:text-box>
        </draw:frame>
        <draw:frame presentation:style-name="pr5" draw:text-style-name="P8" draw:layer="layout" svg:width="25.5cm" svg:height="10.833cm" svg:x="0.995cm" svg:y="4.578cm" presentation:class="outline" presentation:user-transformed="true">
          <draw:text-box>
            <text:list text:style-name="L1">
              <text:list-item>
                <text:p xml:id="id5" text:id="id5" text:style-name="P5"><text:span text:style-name="T3">Briefing: OAuth 2.0</text:span></text:p>
                <text:list>
                  <text:list-item>
                    <text:list>
                      <text:list-item>
                        <text:p xml:id="id6" text:id="id6" text:style-name="P6"><text:span text:style-name="T4">Roles</text:span></text:p>
                      </text:list-item>
                    </text:list>
                  </text:list-item>
                </text:list>
              </text:list-item>
              <text:list-item>
                <text:p xml:id="id7" text:id="id7" text:style-name="P5"><text:span text:style-name="T3">Authorization Flows and Client Types</text:span></text:p>
                <text:list>
                  <text:list-item>
                    <text:list>
                      <text:list-item>
                        <text:p xml:id="id8" text:id="id8" text:style-name="P7"><text:span text:style-name="T5">Secure Public Clients</text:span></text:p>
                      </text:list-item>
                    </text:list>
                  </text:list-item>
                </text:list>
              </text:list-item>
              <text:list-item>
                <text:p xml:id="id9" text:id="id9" text:style-name="P5"><text:span text:style-name="T3">Authorization Code Flow</text:span></text:p>
                <text:list>
                  <text:list-item>
                    <text:list>
                      <text:list-item>
                        <text:p xml:id="id10" text:id="id10" text:style-name="P7"><text:span text:style-name="T5">Problem: Code Interception Attack</text:span></text:p>
                      </text:list-item>
                      <text:list-item>
                        <text:p xml:id="id11" text:id="id11" text:style-name="P7"><text:span text:style-name="T5">Solution: Authorization Code Flow with PKCE</text:span></text:p>
                      </text:list-item>
                    </text:list>
                  </text:list-item>
                </text:list>
              </text:list-item>
              <text:list-item>
                <text:p xml:id="id12" text:id="id12" text:style-name="P7"><text:span text:style-name="T6">Conclu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7" draw:layer="layout" svg:width="26cm" svg:height="2.083cm" svg:x="0.995cm" svg:y="7.702cm" presentation:class="title">
          <draw:text-box>
            <text:p>Briefing: OAuth 2.0</text:p>
          </draw:text-box>
        </draw:frame>
        <draw:frame presentation:style-name="pr8" draw:text-style-name="P4" draw:layer="layout" svg:width="25.5cm" svg:height="5.833cm" svg:x="1.494cm" svg:y="10.828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2.083cm" svg:x="0.995cm" svg:y="0.828cm" presentation:class="title">
          <draw:text-box>
            <text:p><text:span text:style-name="T7">Briefi</text:span><text:span text:style-name="T7">ng: </text:span><text:span text:style-name="T7">OAuth </text:span><text:span text:style-name="T7">2.0 </text:span><text:span text:style-name="T8">[1]</text:span></text:p>
          </draw:text-box>
        </draw:frame>
        <draw:frame presentation:style-name="pr10" draw:text-style-name="P9" draw:layer="layout" svg:width="25.5cm" svg:height="10.833cm" svg:x="0.995cm" svg:y="4.578cm" presentation:class="outline" presentation:user-transformed="true">
          <draw:text-box>
            <text:list text:style-name="L3">
              <text:list-item>
                <text:p><text:span text:style-name="T9">OAuth 2.0: </text:span></text:p>
              </text:list-item>
            </text:list>
            <text:list text:style-name="L1">
              <text:list-item>
                <text:list>
                  <text:list-item>
                    <text:p xml:id="id13" text:id="id13"><text:span text:style-name="T10">stands for Open Authorization 2.0</text:span></text:p>
                  </text:list-item>
                  <text:list-item>
                    <text:p><text:span text:style-name="T10">is a protocol which provides a standardized and secure API authorization for desktop, web and mobile apps</text:span></text:p>
                  </text:list-item>
                  <text:list-item>
                    <text:p><text:span text:style-name="T10">is used by third-party apps who wish to get authorized access on behalf of the user to another service hosting the users data</text:span></text:p>
                  </text:list-item>
                  <text:list-item>
                    <text:p><text:span text:style-name="T10">makes it possible for the user to allow access without having to hand out his username and password to the third-party app</text:span></text:p>
                    <text:p><text:span text:style-name="T10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2.083cm" svg:x="0.995cm" svg:y="0.828cm" presentation:class="title">
          <draw:text-box>
            <text:p><text:span text:style-name="T7">Roles </text:span><text:span text:style-name="T8">[1]</text:span></text:p>
          </draw:text-box>
        </draw:frame>
        <draw:frame presentation:style-name="pr10" draw:text-style-name="P11" draw:layer="layout" svg:width="25.5cm" svg:height="10.833cm" svg:x="0.995cm" svg:y="4.578cm" presentation:class="outline" presentation:user-transformed="true">
          <draw:text-box>
            <text:list text:style-name="L3">
              <text:list-item>
                <text:p><text:span text:style-name="T11">Following roles exist in OAuth 2.0: </text:span></text:p>
              </text:list-item>
            </text:list>
            <text:list text:style-name="L1">
              <text:list-item>
                <text:list>
                  <text:list-item>
                    <text:p xml:id="id14" text:id="id14" text:style-name="P10"><text:span text:style-name="T12">R</text:span><text:span text:style-name="T13">esource </text:span><text:span text:style-name="T12">O</text:span><text:span text:style-name="T13">wner</text:span></text:p>
                    <text:list>
                      <text:list-item>
                        <text:p xml:id="id15" text:id="id15"><text:span text:style-name="T14">is an entity (user) who can grant access to a third-party. </text:span></text:p>
                      </text:list-item>
                    </text:list>
                  </text:list-item>
                  <text:list-item>
                    <text:p xml:id="id16" text:id="id16" text:style-name="P10"><text:span text:style-name="T12">Resource Server</text:span></text:p>
                    <text:list>
                      <text:list-item>
                        <text:p xml:id="id17" text:id="id17"><text:span text:style-name="T15">Is the service which hosts the resource owner’s protected data and can grant access based on access tokens</text:span></text:p>
                      </text:list-item>
                    </text:list>
                  </text:list-item>
                  <text:list-item>
                    <text:p xml:id="id18" text:id="id18" text:style-name="P10"><text:span text:style-name="T12">Client</text:span></text:p>
                    <text:list>
                      <text:list-item>
                        <text:p xml:id="id19" text:id="id19"><text:span text:style-name="T15">Represents</text:span><text:span text:style-name="T14"> </text:span><text:span text:style-name="T15">the</text:span><text:span text:style-name="T14"> </text:span><text:span text:style-name="T15">third-party</text:span><text:span text:style-name="T14"> </text:span><text:span text:style-name="T15">app</text:span><text:span text:style-name="T14"> </text:span><text:span text:style-name="T15">(relying party) which wants to get access on behalf of the resource owners data</text:span></text:p>
                      </text:list-item>
                    </text:list>
                  </text:list-item>
                  <text:list-item>
                    <text:p xml:id="id20" text:id="id20" text:style-name="P10"><text:span text:style-name="T12">User-Agent</text:span></text:p>
                    <text:list>
                      <text:list-item>
                        <text:p xml:id="id21" text:id="id21"><text:span text:style-name="T15">Is the application that runs the client application like a browser or cURL</text:span></text:p>
                      </text:list-item>
                    </text:list>
                  </text:list-item>
                  <text:list-item>
                    <text:p xml:id="id22" text:id="id22" text:style-name="P10"><text:span text:style-name="T12">Authorization Server</text:span></text:p>
                    <text:list>
                      <text:list-item>
                        <text:p xml:id="id23" text:id="id23"><text:span text:style-name="T15">Authenticates the resource owner and issues access tokens for the predefined scopes of the resource owner</text:span></text:p>
                      </text:list-item>
                    </text:list>
                    <text:p><text:span text:style-name="T10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7" draw:layer="layout" svg:width="26cm" svg:height="2.083cm" svg:x="0.995cm" svg:y="7.702cm" presentation:class="title" presentation:user-transformed="true">
          <draw:text-box>
            <text:p>Authorization Flows and Client Types</text:p>
          </draw:text-box>
        </draw:frame>
        <draw:frame presentation:style-name="pr11" draw:layer="layout" svg:width="25.5cm" svg:height="5.833cm" svg:x="1.494cm" svg:y="10.82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Authorization Flows and Client Types <text:span text:style-name="T16">[2]</text:span></text:p>
          </draw:text-box>
        </draw:frame>
        <draw:frame draw:style-name="standard" draw:layer="layout" svg:width="25.499cm" svg:height="11.676cm" svg:x="0.995cm" svg:y="4.57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2"><text:span text:style-name="T17">Public</text:span></text:p>
                <text:p text:style-name="P12"><text:span text:style-name="T18">(cannot keep the </text:span><text:span text:style-name="T18"><text:line-break/></text:span><text:span text:style-name="T18">client secret safe)</text:span></text:p>
              </table:table-cell>
              <table:table-cell>
                <text:p text:style-name="P12"><text:span text:style-name="T17">Confidential</text:span></text:p>
                <text:p text:style-name="P12"><text:span text:style-name="T18">(can keep the </text:span><text:span text:style-name="T18"><text:line-break/></text:span><text:span text:style-name="T18">client secret safe)</text:span></text:p>
              </table:table-cell>
            </table:table-row>
            <table:table-row table:style-name="ro1">
              <table:table-cell table:style-name="ce3">
                <text:p text:style-name="P13"><text:span text:style-name="T17">Native Apps</text:span><text:span text:style-name="T19"> </text:span></text:p>
                <text:p text:style-name="P13"><text:span text:style-name="T19">(Mobile, Desktop, Javascript SPA)</text:span></text:p>
              </table:table-cell>
              <table:table-cell table:style-name="ce4">
                <text:list text:style-name="L4">
                  <text:list-item>
                    <text:p text:style-name="P14"><text:span text:style-name="T17">Authorization Code Flow with PKCE</text:span></text:p>
                  </text:list-item>
                  <text:list-item>
                    <text:p text:style-name="P14"><text:span text:style-name="T18">Implicit Flow</text:span></text:p>
                  </text:list-item>
                </text:list>
              </table:table-cell>
              <table:table-cell table:style-name="ce5">
                <text:p text:style-name="P12"><text:span text:style-name="T17">-</text:span></text:p>
              </table:table-cell>
            </table:table-row>
            <table:table-row table:style-name="ro2">
              <table:table-cell table:style-name="ce3">
                <text:p text:style-name="P13"><text:span text:style-name="T17">Web Apps</text:span><text:span text:style-name="T19"> </text:span></text:p>
                <text:p text:style-name="P13"><text:span text:style-name="T19">(Server-Side)</text:span></text:p>
              </table:table-cell>
              <table:table-cell table:style-name="ce6">
                <text:p text:style-name="P12"><text:span text:style-name="T17">-</text:span></text:p>
              </table:table-cell>
              <table:table-cell table:style-name="ce7">
                <text:list text:continue-numbering="true" text:style-name="L4">
                  <text:list-item>
                    <text:p text:style-name="P15"><text:span text:style-name="T17">Authorization Code Flow</text:span></text:p>
                  </text:list-item>
                  <text:list-item>
                    <text:p text:style-name="P15"><text:span text:style-name="T17">Resource Owner Password Flow</text:span></text:p>
                  </text:list-item>
                </text:list>
              </table:table-cell>
            </table:table-row>
            <table:table-row table:style-name="ro3">
              <table:table-cell table:style-name="ce3">
                <text:p text:style-name="P13"><text:span text:style-name="T17">Machine 2 Machine</text:span><text:span text:style-name="T19"> (Resource Owner = Client)</text:span></text:p>
              </table:table-cell>
              <table:table-cell table:style-name="ce6">
                <text:p text:style-name="P12"><text:span text:style-name="T17">-</text:span></text:p>
              </table:table-cell>
              <table:table-cell table:style-name="ce7">
                <text:list text:continue-numbering="true" text:style-name="L4">
                  <text:list-item>
                    <text:p text:style-name="P15"><text:span text:style-name="T17">Client Credentials Flow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<text:span text:style-name="T7">Secur</text:span><text:span text:style-name="T7">e </text:span><text:span text:style-name="T7">Public </text:span><text:span text:style-name="T7">Client</text:span><text:span text:style-name="T7">s </text:span><text:span text:style-name="T8">[3]</text:span></text:p>
          </draw:text-box>
        </draw:frame>
        <draw:frame presentation:style-name="pr14" draw:text-style-name="P16" draw:layer="layout" svg:width="25.5cm" svg:height="10.833cm" svg:x="0.995cm" svg:y="4.578cm" presentation:class="outline">
          <draw:text-box>
            <text:list text:style-name="L3">
              <text:list-item>
                <text:p><text:span text:style-name="T20">The goal is to secure the public client (third-party app):</text:span></text:p>
              </text:list-item>
            </text:list>
            <text:list text:style-name="L1">
              <text:list-item>
                <text:list>
                  <text:list-item>
                    <text:p xml:id="id24" text:id="id24"><text:span text:style-name="T21">the client has to be registered with the authorization server before he’s able to make authorized requests on behalf of the resource owner</text:span></text:p>
                  </text:list-item>
                  <text:list-item>
                    <text:p xml:id="id25" text:id="id25"><text:span text:style-name="T21">instead of a username and password, the client receives a so called </text:span><text:span text:style-name="T22">client id</text:span><text:span text:style-name="T21"> and a </text:span><text:span text:style-name="T22">client secret </text:span><text:span text:style-name="T23">from the authorization server in order to authenticate itself before every authorization request</text:span></text:p>
                  </text:list-item>
                  <text:list-item>
                    <text:p xml:id="id26" text:id="id26"><text:span text:style-name="T21">it is very important that the client secret doesn’t get leaked, otherwise a malicious third-party app can make requests on behalf of the resource owner </text:span></text:p>
                  </text:list-item>
                  <text:list-item>
                    <text:p xml:id="id27" text:id="id27"><text:span text:style-name="T21">public clients like a single-page-application or a mobile app cannot keep a client secret secure, because their binary or code can be decompiled and thus extract the client secret. They need the Authorization Code Flow</text:span></text:p>
                  </text:list-item>
                </text:list>
              </text:list-item>
            </text:list>
            <text:p><text:span text:style-name="T2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7" draw:layer="layout" svg:width="26cm" svg:height="2.083cm" svg:x="0.995cm" svg:y="7.702cm" presentation:class="title" presentation:user-transformed="true">
          <draw:text-box>
            <text:p>Authorization Code Flow</text:p>
          </draw:text-box>
        </draw:frame>
        <draw:frame presentation:style-name="pr11" draw:layer="layout" svg:width="25.5cm" svg:height="5.833cm" svg:x="1.494cm" svg:y="10.82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3T19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<text:span text:style-name="T7">Autho</text:span><text:span text:style-name="T7">rizati</text:span><text:span text:style-name="T7">on </text:span><text:span text:style-name="T7">Code </text:span><text:span text:style-name="T7">Flow </text:span><text:span text:style-name="T8">[3]</text:span></text:p>
          </draw:text-box>
        </draw:frame>
        <draw:custom-shape draw:style-name="gr2" draw:text-style-name="P18" xml:id="id1" draw:id="id1" draw:layer="layout" svg:width="3.81cm" svg:height="2.032cm" svg:x="1.016cm" svg:y="4.318cm">
          <text:p text:style-name="P17"><text:span text:style-name="T24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3.81cm" svg:height="2.032cm" svg:x="8.382cm" svg:y="4.318cm">
          <text:p text:style-name="P17"><text:span text:style-name="T24">Regular</text:span><text:span text:style-name="T24"><text:line-break/></text:span><text:span text:style-name="T24">Web App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3.81cm" svg:height="2.032cm" svg:x="15.748cm" svg:y="4.318cm">
          <text:p text:style-name="P17"><text:span text:style-name="T24">Auth</text:span></text:p>
          <text:p text:style-name="P17"><text:span text:style-name="T24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3.81cm" svg:height="2.032cm" svg:x="23.114cm" svg:y="4.318cm">
          <text:p text:style-name="P17"><text:span text:style-name="T24">Your</text:span><text:span text:style-name="T24"><text:line-break/></text:span><text:span text:style-name="T24">API</text:span></text:p>
          <draw:enhanced-geometry svg:viewBox="0 0 21600 21600" draw:type="rectangle" draw:enhanced-path="M 0 0 L 21600 0 21600 21600 0 21600 0 0 Z N"/>
        </draw:custom-shape>
        <draw:connector draw:style-name="gr3" draw:text-style-name="P19" draw:layer="layout" draw:type="line" svg:x1="2.921cm" svg:y1="6.35cm" svg:x2="2.873cm" svg:y2="16.697cm" draw:start-shape="id1" draw:start-glue-point="2" svg:d="M2921 6350l-48 10347" svg:viewBox="0 0 49 10348">
          <text:p/>
        </draw:connector>
        <draw:connector draw:style-name="gr3" draw:text-style-name="P19" draw:layer="layout" draw:type="line" svg:x1="10.16cm" svg:y1="6.35cm" svg:x2="10.112cm" svg:y2="16.697cm" svg:d="M10160 6350l-48 10347" svg:viewBox="0 0 49 10348">
          <text:p/>
        </draw:connector>
        <draw:connector draw:style-name="gr3" draw:text-style-name="P19" draw:layer="layout" draw:type="line" svg:x1="17.78cm" svg:y1="6.35cm" svg:x2="17.732cm" svg:y2="16.697cm" svg:d="M17780 6350l-48 10347" svg:viewBox="0 0 49 10348">
          <text:p/>
        </draw:connector>
        <draw:connector draw:style-name="gr3" draw:text-style-name="P19" draw:layer="layout" draw:type="line" svg:x1="25.146cm" svg:y1="6.35cm" svg:x2="25.098cm" svg:y2="16.697cm" svg:d="M25146 6350l-48 10347" svg:viewBox="0 0 49 10348">
          <text:p/>
        </draw:connector>
        <draw:frame draw:style-name="gr4" draw:text-style-name="P20" draw:layer="layout" svg:width="6.302cm" svg:height="1.555cm" svg:x="3.35cm" svg:y="6.573cm">
          <draw:text-box>
            <text:p xml:id="id28" text:id="id28"><text:span text:style-name="T25">1. Click Login Button </text:span></text:p>
          </draw:text-box>
        </draw:frame>
        <draw:polyline draw:style-name="gr5" draw:text-style-name="P19" xml:id="id33" draw:id="id33" draw:layer="layout" svg:width="14.81cm" svg:height="0cm" svg:x="2.969cm" svg:y="11.176cm" svg:viewBox="0 0 14811 0" draw:points="14811,0 0,0">
          <text:p/>
        </draw:polyline>
        <draw:polyline draw:style-name="gr5" draw:text-style-name="P19" xml:id="id31" draw:id="id31" draw:layer="layout" svg:width="7.571cm" svg:height="0cm" svg:x="10.16cm" svg:y="9.398cm" svg:viewBox="0 0 7572 0" draw:points="0,0 7572,0">
          <text:p/>
        </draw:polyline>
        <draw:frame draw:style-name="gr6" draw:text-style-name="P22" draw:layer="layout" svg:width="6.858cm" svg:height="1.12cm" svg:x="10.668cm" svg:y="10.147cm">
          <draw:text-box>
            <text:p xml:id="id32" text:id="id32" text:style-name="P21"><text:span text:style-name="T26">3. Redirect to /login page </text:span></text:p>
          </draw:text-box>
        </draw:frame>
        <draw:polyline draw:style-name="gr5" draw:text-style-name="P19" xml:id="id29" draw:id="id29" draw:layer="layout" svg:width="7.238cm" svg:height="0cm" svg:x="2.921cm" svg:y="8.128cm" svg:viewBox="0 0 7239 0" draw:points="0,0 7239,0">
          <text:p/>
        </draw:polyline>
        <draw:frame draw:style-name="gr7" draw:text-style-name="P23" draw:layer="layout" svg:width="6.302cm" svg:height="1.449cm" svg:x="10.97cm" svg:y="7.865cm">
          <draw:text-box>
            <text:p xml:id="id30" text:id="id30"><text:span text:style-name="T27">2. Authorization Code Request to /authorize</text:span><text:span text:style-name="T28"> </text:span></text:p>
          </draw:text-box>
        </draw:frame>
        <draw:frame draw:style-name="gr8" draw:text-style-name="P24" draw:layer="layout" svg:width="6.604cm" svg:height="1.783cm" svg:x="3.81cm" svg:y="11.425cm">
          <draw:text-box>
            <text:p xml:id="id34" text:id="id34"><text:span text:style-name="T29">4. Authenticate and Scope Consent</text:span><text:span text:style-name="T30"> </text:span></text:p>
          </draw:text-box>
        </draw:frame>
        <draw:polyline draw:style-name="gr5" draw:text-style-name="P19" xml:id="id35" draw:id="id35" draw:layer="layout" svg:width="14.81cm" svg:height="0cm" svg:x="2.969cm" svg:y="13.208cm" svg:viewBox="0 0 14811 0" draw:points="0,0 14811,0">
          <text:p/>
        </draw:polyline>
        <draw:frame draw:style-name="gr4" draw:text-style-name="P20" draw:layer="layout" svg:width="6.858cm" svg:height="1.369cm" svg:x="10.668cm" svg:y="13.871cm">
          <draw:text-box>
            <text:p xml:id="id36" text:id="id36"><text:span text:style-name="T25">5. Authorization Code</text:span><text:span text:style-name="T31"> </text:span></text:p>
          </draw:text-box>
        </draw:frame>
        <draw:polyline draw:style-name="gr5" draw:text-style-name="P19" xml:id="id37" draw:id="id37" draw:layer="layout" svg:width="7.667cm" svg:height="0cm" svg:x="10.064cm" svg:y="14.986cm" svg:viewBox="0 0 7668 0" draw:points="766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3T19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<text:span text:style-name="T7">Autho</text:span><text:span text:style-name="T7">rizati</text:span><text:span text:style-name="T7">on </text:span><text:span text:style-name="T7">Code </text:span><text:span text:style-name="T7">Flow </text:span><text:span text:style-name="T8">[3]</text:span></text:p>
          </draw:text-box>
        </draw:frame>
        <draw:custom-shape draw:style-name="gr2" draw:text-style-name="P18" xml:id="id2" draw:id="id2" draw:layer="layout" svg:width="3.81cm" svg:height="2.032cm" svg:x="1.016cm" svg:y="4.318cm">
          <text:p text:style-name="P17"><text:span text:style-name="T24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3.81cm" svg:height="2.032cm" svg:x="8.382cm" svg:y="4.318cm">
          <text:p text:style-name="P17"><text:span text:style-name="T24">Regular</text:span><text:span text:style-name="T24"><text:line-break/></text:span><text:span text:style-name="T24">Web App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3.81cm" svg:height="2.032cm" svg:x="15.748cm" svg:y="4.318cm">
          <text:p text:style-name="P17"><text:span text:style-name="T24">Auth</text:span></text:p>
          <text:p text:style-name="P17"><text:span text:style-name="T24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3.81cm" svg:height="2.032cm" svg:x="23.114cm" svg:y="4.318cm">
          <text:p text:style-name="P17"><text:span text:style-name="T24">Your</text:span><text:span text:style-name="T24"><text:line-break/></text:span><text:span text:style-name="T24">API</text:span></text:p>
          <draw:enhanced-geometry svg:viewBox="0 0 21600 21600" draw:type="rectangle" draw:enhanced-path="M 0 0 L 21600 0 21600 21600 0 21600 0 0 Z N"/>
        </draw:custom-shape>
        <draw:connector draw:style-name="gr3" draw:text-style-name="P19" draw:layer="layout" draw:type="line" svg:x1="2.921cm" svg:y1="6.35cm" svg:x2="2.873cm" svg:y2="16.697cm" draw:start-shape="id2" draw:start-glue-point="2" svg:d="M2921 6350l-48 10347" svg:viewBox="0 0 49 10348">
          <text:p/>
        </draw:connector>
        <draw:connector draw:style-name="gr3" draw:text-style-name="P19" draw:layer="layout" draw:type="line" svg:x1="10.16cm" svg:y1="6.35cm" svg:x2="10.112cm" svg:y2="16.697cm" svg:d="M10160 6350l-48 10347" svg:viewBox="0 0 49 10348">
          <text:p/>
        </draw:connector>
        <draw:connector draw:style-name="gr3" draw:text-style-name="P19" draw:layer="layout" draw:type="line" svg:x1="17.78cm" svg:y1="6.35cm" svg:x2="17.732cm" svg:y2="16.697cm" svg:d="M17780 6350l-48 10347" svg:viewBox="0 0 49 10348">
          <text:p/>
        </draw:connector>
        <draw:connector draw:style-name="gr3" draw:text-style-name="P19" draw:layer="layout" draw:type="line" svg:x1="25.146cm" svg:y1="6.35cm" svg:x2="25.098cm" svg:y2="16.697cm" svg:d="M25146 6350l-48 10347" svg:viewBox="0 0 49 10348">
          <text:p/>
        </draw:connector>
        <draw:frame draw:style-name="gr9" draw:text-style-name="P20" draw:layer="layout" svg:width="7.922cm" svg:height="2.041cm" svg:x="10.16cm" svg:y="6.604cm">
          <draw:text-box>
            <text:p xml:id="id38" text:id="id38"><text:span text:style-name="T32">6. Authorization Code + Client ID + Client Secret to </text:span><text:span text:style-name="T33">/oauth/token</text:span><text:span text:style-name="T25"> </text:span></text:p>
          </draw:text-box>
        </draw:frame>
        <draw:polyline draw:style-name="gr5" draw:text-style-name="P19" xml:id="id43" draw:id="id43" draw:layer="layout" svg:width="7.571cm" svg:height="0cm" svg:x="10.16cm" svg:y="12.7cm" svg:viewBox="0 0 7572 0" draw:points="7572,0 0,0">
          <text:p/>
        </draw:polyline>
        <draw:polyline draw:style-name="gr5" draw:text-style-name="P19" xml:id="id47" draw:id="id47" draw:layer="layout" svg:width="15.033cm" svg:height="0cm" svg:x="10.112cm" svg:y="16.51cm" svg:viewBox="0 0 15034 0" draw:points="15034,0 0,0">
          <text:p/>
        </draw:polyline>
        <draw:polyline draw:style-name="gr5" draw:text-style-name="P19" xml:id="id39" draw:id="id39" draw:layer="layout" svg:width="7.571cm" svg:height="0cm" svg:x="10.16cm" svg:y="8.382cm" svg:viewBox="0 0 7572 0" draw:points="0,0 7572,0">
          <text:p/>
        </draw:polyline>
        <draw:polyline draw:style-name="gr5" draw:text-style-name="P19" xml:id="id45" draw:id="id45" draw:layer="layout" svg:width="14.81cm" svg:height="0cm" svg:x="10.16cm" svg:y="14.732cm" svg:viewBox="0 0 14811 0" draw:points="0,0 14811,0">
          <text:p/>
        </draw:polyline>
        <draw:custom-shape draw:style-name="gr10" draw:text-style-name="P25" xml:id="id3" draw:id="id3" draw:layer="layout" svg:width="0.406cm" svg:height="2.54cm" svg:x="17.577cm" svg:y="8.981cm">
          <text:p/>
          <draw:enhanced-geometry svg:viewBox="0 0 21600 21600" draw:type="rectangle" draw:enhanced-path="M 0 0 L 21600 0 21600 21600 0 21600 0 0 Z N"/>
        </draw:custom-shape>
        <draw:connector draw:style-name="gr11" draw:text-style-name="P17" xml:id="id40" draw:id="id40" draw:layer="layout" draw:line-skew="0.664cm" svg:x1="17.78cm" svg:y1="8.981cm" svg:x2="19.528cm" svg:y2="11.04cm" draw:start-shape="id3" draw:start-glue-point="0" draw:end-shape="id4" draw:end-glue-point="1" svg:d="M17780 8981v163h1748v1896" svg:viewBox="0 0 1749 2060">
          <text:p/>
        </draw:connector>
        <draw:polyline draw:style-name="gr12" draw:text-style-name="P17" xml:id="id4" draw:id="id4" draw:layer="layout" svg:width="1.544cm" svg:height="0cm" svg:x="17.983cm" svg:y="11.04cm" svg:viewBox="0 0 1545 0" draw:points="0,0 1545,0">
          <text:p/>
        </draw:polyline>
        <draw:frame draw:style-name="gr13" draw:text-style-name="P20" draw:layer="layout" svg:width="5.364cm" svg:height="3.036cm" svg:x="19.734cm" svg:y="9.144cm">
          <draw:text-box>
            <text:p xml:id="id41" text:id="id41"><text:span text:style-name="T32">7. Validate Authorization Code + Client ID + Client Secret</text:span><text:span text:style-name="T34"> </text:span><text:span text:style-name="T25"><text:s/></text:span></text:p>
          </draw:text-box>
        </draw:frame>
        <draw:frame draw:style-name="gr14" draw:text-style-name="P20" draw:layer="layout" svg:width="4.318cm" svg:height="1.483cm" svg:x="11.938cm" svg:y="11.684cm">
          <draw:text-box>
            <text:p xml:id="id42" text:id="id42"><text:span text:style-name="T34">8. Access Token </text:span><text:span text:style-name="T25"><text:s/></text:span></text:p>
          </draw:text-box>
        </draw:frame>
        <draw:frame draw:style-name="gr15" draw:text-style-name="P20" draw:layer="layout" svg:width="5.334cm" svg:height="2.063cm" svg:x="11.43cm" svg:y="13.042cm">
          <draw:text-box>
            <text:p xml:id="id44" text:id="id44"><text:span text:style-name="T34">9. Request user data with Access Token </text:span><text:span text:style-name="T25"><text:s/></text:span></text:p>
          </draw:text-box>
        </draw:frame>
        <draw:frame draw:style-name="gr14" draw:text-style-name="P20" draw:layer="layout" svg:width="4.318cm" svg:height="1.017cm" svg:x="19.304cm" svg:y="15.493cm">
          <draw:text-box>
            <text:p xml:id="id46" text:id="id46"><text:span text:style-name="T34">10. Response </text:span><text:span text:style-name="T25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<text:span text:style-name="T7">Probl</text:span><text:span text:style-name="T7">em: </text:span><text:span text:style-name="T7">Code </text:span><text:span text:style-name="T7">Interc</text:span><text:span text:style-name="T7">eptio</text:span><text:span text:style-name="T7">n </text:span><text:span text:style-name="T7">Attac</text:span><text:span text:style-name="T7">k </text:span><text:span text:style-name="T8">[4]</text:span></text:p>
          </draw:text-box>
        </draw:frame>
        <draw:frame presentation:style-name="pr14" draw:text-style-name="P16" draw:layer="layout" svg:width="25.5cm" svg:height="10.833cm" svg:x="0.995cm" svg:y="4.578cm" presentation:class="outline">
          <draw:text-box>
            <text:list text:style-name="L3">
              <text:list-item>
                <text:p><text:span text:style-name="T20">Some pre-conditions need to hold for this attack to work:</text:span></text:p>
              </text:list-item>
            </text:list>
            <text:list text:style-name="L1">
              <text:list-item>
                <text:list>
                  <text:list-item>
                    <text:p xml:id="id48" text:id="id48"><text:span text:style-name="T21">The attacker manages to register a malicious app on the client device and registers the same redirect URI scheme as used by the target app. The operating system must allow a custom URI scheme to be registered by multiple apps.</text:span></text:p>
                  </text:list-item>
                  <text:list-item>
                    <text:p xml:id="id49" text:id="id49"><text:span text:style-name="T21">The Authorization Code Flow is used</text:span></text:p>
                  </text:list-item>
                  <text:list-item>
                    <text:p xml:id="id50" text:id="id50"><text:span text:style-name="T21">The attacker must have access to the target client id and client secret (if provisioned). Secrets in client binary apps cannot be considered secu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3T19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<text:span text:style-name="T7">Probl</text:span><text:span text:style-name="T7">em: </text:span><text:span text:style-name="T7">Code </text:span><text:span text:style-name="T7">Interc</text:span><text:span text:style-name="T7">eptio</text:span><text:span text:style-name="T7">n </text:span><text:span text:style-name="T7">Attac</text:span><text:span text:style-name="T7">k </text:span><text:span text:style-name="T8">[5]</text:span></text:p>
          </draw:text-box>
        </draw:frame>
        <draw:custom-shape draw:style-name="gr16" draw:text-style-name="P26" xml:id="id51" draw:id="id51" draw:layer="layout" svg:width="22.606cm" svg:height="2.286cm" svg:x="2.54cm" svg:y="9.652cm">
          <text:p text:style-name="P17"><text:span text:style-name="T35">Mobile Devic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xml:id="id52" draw:id="id52" draw:layer="layout" svg:width="22.606cm" svg:height="2.032cm" svg:x="2.54cm" svg:y="7.366cm">
          <text:p text:style-name="P17"><text:span text:style-name="T35">OS / Browser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xml:id="id53" draw:id="id53" draw:layer="layout" svg:width="5.334cm" svg:height="1.778cm" svg:x="2.54cm" svg:y="5.334cm">
          <text:p text:style-name="P17"><text:span text:style-name="T36">My App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xml:id="id54" draw:id="id54" draw:layer="layout" svg:width="5.334cm" svg:height="1.778cm" svg:x="11.176cm" svg:y="5.334cm">
          <text:p text:style-name="P17"><text:span text:style-name="T36">Another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xml:id="id58" draw:id="id58" draw:layer="layout" svg:width="5.334cm" svg:height="1.778cm" svg:x="19.812cm" svg:y="5.334cm">
          <text:p text:style-name="P17"><text:span text:style-name="T36">Hacker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0" draw:layer="layout" svg:width="8.89cm" svg:height="1.778cm" svg:x="2.54cm" svg:y="7.62cm">
          <draw:text-box>
            <text:p xml:id="id55" text:id="id55"><text:span text:style-name="T37">&lt;custom URL scheme&gt;</text:span></text:p>
            <text:p xml:id="id56" text:id="id56"><text:span text:style-name="T38">me://myapp.com/callback</text:span></text:p>
          </draw:text-box>
        </draw:frame>
        <draw:frame draw:style-name="gr21" draw:text-style-name="P32" draw:layer="layout" svg:width="8.382cm" svg:height="1.991cm" svg:x="16.764cm" svg:y="7.366cm">
          <draw:text-box>
            <text:p xml:id="id59" text:id="id59" text:style-name="P31"><text:span text:style-name="T39">&lt;custom URL scheme&gt;</text:span></text:p>
            <text:p xml:id="id60" text:id="id60" text:style-name="P31"><text:span text:style-name="T40">me://myapp.com/callback</text:span></text:p>
          </draw:text-box>
        </draw:frame>
        <draw:custom-shape draw:style-name="gr22" draw:text-style-name="P33" xml:id="id61" draw:id="id61" draw:layer="layout" svg:width="2.298cm" svg:height="2.514cm" draw:transform="rotate (-1.5706217938697) translate (27.152cm 6.338cm)">
          <text:p/>
          <draw:enhanced-geometry svg:viewBox="0 0 21600 21600" draw:text-areas="0 0 21600 21600" draw:type="circular-arrow" draw:modifiers="-176.815692898531 2.43420323287766 8923.631080890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34" xml:id="id57" draw:id="id57" draw:layer="layout" svg:width="2.298cm" svg:height="2.514cm" draw:transform="rotate (-1.5706217938697) translate (3.048cm 6.338cm)">
          <text:p/>
          <draw:enhanced-geometry svg:viewBox="0 0 21600 21600" draw:mirror-horizontal="true" draw:text-areas="0 0 21600 21600" draw:type="circular-arrow" draw:modifiers="176.467178005641 2.43420323287766 8923.631080890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4" draw:text-style-name="P35" draw:layer="layout" svg:width="15.448cm" svg:height="1.675cm" svg:x="5.888cm" svg:y="13.964cm">
          <draw:text-box>
            <text:p xml:id="id62" text:id="id62" text:style-name="P17"><text:span text:style-name="T41">me://myapp.com/callback?</text:span><text:span text:style-name="T42">code=g5Ec98…</text:span></text:p>
            <text:p xml:id="id63" text:id="id63" text:style-name="P17"><text:span text:style-name="T43">(Authorization Server sends back code)</text:span></text:p>
          </draw:text-box>
        </draw:frame>
        <draw:polyline draw:style-name="gr25" draw:text-style-name="P17" xml:id="id64" draw:id="id64" draw:layer="layout" svg:width="10.967cm" svg:height="8.121cm" svg:x="7.366cm" svg:y="5.842cm" svg:viewBox="0 0 10968 8122" draw:points="0,0 10968,8122">
          <text:p/>
        </draw:polyline>
        <draw:polyline draw:style-name="gr26" draw:text-style-name="P17" xml:id="id65" draw:id="id65" draw:layer="layout" svg:width="2.412cm" svg:height="7.126cm" svg:x="19.431cm" svg:y="6.837cm" svg:viewBox="0 0 2413 7127" draw:points="2413,0 0,7127">
          <text:p/>
        </draw:polyline>
        <draw:frame draw:style-name="gr27" draw:text-style-name="P37" draw:layer="layout" svg:width="9.952cm" svg:height="1.549cm" svg:x="6.858cm" svg:y="12.415cm">
          <draw:text-box>
            <text:p xml:id="id66" text:id="id66" text:style-name="P36"><text:span text:style-name="T44">OS either sends the code to My App or to the Hacker App (random)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<text:span text:style-name="T7">Soluti</text:span><text:span text:style-name="T7">on: </text:span><text:span text:style-name="T7">Autho</text:span><text:span text:style-name="T7">rizati</text:span><text:span text:style-name="T7">on </text:span><text:span text:style-name="T7">Code </text:span><text:span text:style-name="T7">Flow </text:span><text:span text:style-name="T7">with </text:span><text:span text:style-name="T7">PKCE </text:span><text:span text:style-name="T8">[5]</text:span></text:p>
          </draw:text-box>
        </draw:frame>
        <draw:frame presentation:style-name="pr14" draw:text-style-name="P16" draw:layer="layout" svg:width="25.5cm" svg:height="11.678cm" svg:x="0.995cm" svg:y="4.578cm" presentation:class="outline" presentation:user-transformed="true">
          <draw:text-box>
            <text:list text:style-name="L3">
              <text:list-item>
                <text:p><text:span text:style-name="T20">PKCE stands for Proof Key for Code Exchange</text:span></text:p>
              </text:list-item>
            </text:list>
            <text:list text:style-name="L5">
              <text:list-item>
                <text:p xml:id="id67" text:id="id67"><text:span text:style-name="T45"><text:s text:c="2"/></text:span><text:span text:style-name="T14">My App generates a cryptographically-random </text:span><text:span text:style-name="T46">code_verifier</text:span><text:span text:style-name="T14">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68" text:id="id68"><text:span text:style-name="T14">Remember the code_verifier as part of the session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xml:id="id69" text:id="id69"><text:span text:style-name="T14"><text:s/></text:span><text:span text:style-name="T14">Use the </text:span><text:span text:style-name="T46">code_verifier</text:span><text:span text:style-name="T14"> to generate a </text:span><text:span text:style-name="T46">code_challenge</text:span><text:span text:style-name="T14">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70" text:id="id70"><text:span text:style-name="T14">code_challenge = SHA256(code_verifier) <text:s/>// code_challenge_method = S256</text:span></text:p>
                      </text:list-item>
                      <text:list-item>
                        <text:p xml:id="id71" text:id="id71"><text:span text:style-name="T14">code_challenge = code_verifier <text:s/>// PLAIN, not recommended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xml:id="id72" text:id="id72"><text:span text:style-name="T14"><text:s/></text:span><text:span text:style-name="T14">Include the </text:span><text:span text:style-name="T46">code_challenge</text:span><text:span text:style-name="T14"> and </text:span><text:span text:style-name="T46">code_challenge_method</text:span><text:span text:style-name="T14"> in authorization request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73" text:id="id73"><text:span text:style-name="T14">GET /authorize?client_id=...&amp;scope=...&amp;response_type=code&amp;</text:span><text:span text:style-name="T14"><text:line-break/></text:span><text:span text:style-name="T14">redirect_uri=customURL&amp;code_challenge=base64url(</text:span><text:span text:style-name="T46">code_challenge</text:span><text:span text:style-name="T14">)&amp;</text:span><text:span text:style-name="T14"><text:line-break/></text:span><text:span text:style-name="T14">code_challenge_method=</text:span><text:span text:style-name="T46">S256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xml:id="id74" text:id="id74"><text:span text:style-name="T14"><text:s/></text:span><text:span text:style-name="T14">Include the code_verifier in the code for token exchange request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75" text:id="id75"><text:span text:style-name="T14">POST /token</text:span><text:span text:style-name="T14"><text:line-break/></text:span><text:span text:style-name="T14">client_id=...&amp;redirect_uri=...&amp;code=</text:span><text:span text:style-name="T46">&lt;code&gt;</text:span><text:span text:style-name="T14">&amp;code_verifier=</text:span><text:span text:style-name="T46">&lt;code_verifier&gt;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3T19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<text:span text:style-name="T7">Probl</text:span><text:span text:style-name="T7">em: </text:span><text:span text:style-name="T7">Code </text:span><text:span text:style-name="T7">Interc</text:span><text:span text:style-name="T7">eptio</text:span><text:span text:style-name="T7">n </text:span><text:span text:style-name="T7">Attac</text:span><text:span text:style-name="T7">k </text:span><text:span text:style-name="T8">[5]</text:span></text:p>
          </draw:text-box>
        </draw:frame>
        <draw:custom-shape draw:style-name="gr16" draw:text-style-name="P26" draw:layer="layout" svg:width="22.606cm" svg:height="2.286cm" svg:x="2.54cm" svg:y="9.652cm">
          <text:p text:style-name="P17"><text:span text:style-name="T35">Mobile Devic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2.606cm" svg:height="2.032cm" svg:x="2.54cm" svg:y="7.366cm">
          <text:p text:style-name="P17"><text:span text:style-name="T35">OS / Browser</text:span></text:p>
          <draw:enhanced-geometry svg:viewBox="0 0 21600 21600" draw:type="rectangle" draw:enhanced-path="M 0 0 L 21600 0 21600 21600 0 21600 0 0 Z N"/>
        </draw:custom-shape>
        <draw:custom-shape draw:style-name="gr18" draw:text-style-name="P38" draw:layer="layout" svg:width="5.334cm" svg:height="1.778cm" svg:x="2.54cm" svg:y="5.334cm">
          <text:p text:style-name="P17"><text:span text:style-name="T47">My App</text:span></text:p>
          <draw:enhanced-geometry svg:viewBox="0 0 21600 21600" draw:type="rectangle" draw:enhanced-path="M 0 0 L 21600 0 21600 21600 0 21600 0 0 Z N"/>
        </draw:custom-shape>
        <draw:custom-shape draw:style-name="gr18" draw:text-style-name="P38" draw:layer="layout" svg:width="5.334cm" svg:height="1.778cm" svg:x="11.176cm" svg:y="5.334cm">
          <text:p text:style-name="P17"><text:span text:style-name="T47">Another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9" draw:layer="layout" svg:width="5.334cm" svg:height="1.778cm" svg:x="19.812cm" svg:y="5.334cm">
          <text:p text:style-name="P17"><text:span text:style-name="T47">Hacker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0" draw:layer="layout" svg:width="8.89cm" svg:height="1.778cm" svg:x="2.54cm" svg:y="7.62cm">
          <draw:text-box>
            <text:p><text:span text:style-name="T37">&lt;custom </text:span><text:span text:style-name="T37">URL </text:span><text:span text:style-name="T37">scheme&gt;</text:span></text:p>
            <text:p><text:span text:style-name="T38">me://</text:span><text:span text:style-name="T38">myapp.com</text:span><text:span text:style-name="T38">/callback</text:span></text:p>
          </draw:text-box>
        </draw:frame>
        <draw:frame draw:style-name="gr21" draw:text-style-name="P32" draw:layer="layout" svg:width="8.382cm" svg:height="1.991cm" svg:x="16.764cm" svg:y="7.366cm">
          <draw:text-box>
            <text:p text:style-name="P31"><text:span text:style-name="T39">&lt;custom </text:span><text:span text:style-name="T39">URL </text:span><text:span text:style-name="T39">scheme&gt;</text:span></text:p>
            <text:p text:style-name="P31"><text:span text:style-name="T40">me://</text:span><text:span text:style-name="T40">myapp.com</text:span><text:span text:style-name="T40">/callback</text:span></text:p>
          </draw:text-box>
        </draw:frame>
        <draw:custom-shape draw:style-name="gr22" draw:text-style-name="P33" draw:layer="layout" svg:width="2.298cm" svg:height="2.514cm" draw:transform="rotate (-1.5706217938697) translate (27.152cm 6.338cm)">
          <text:p/>
          <draw:enhanced-geometry svg:viewBox="0 0 21600 21600" draw:text-areas="0 0 21600 21600" draw:type="circular-arrow" draw:modifiers="-176.815692898531 2.43420323287766 8923.631080890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34" draw:layer="layout" svg:width="2.298cm" svg:height="2.514cm" draw:transform="rotate (-1.5706217938697) translate (3.048cm 6.338cm)">
          <text:p/>
          <draw:enhanced-geometry svg:viewBox="0 0 21600 21600" draw:mirror-horizontal="true" draw:text-areas="0 0 21600 21600" draw:type="circular-arrow" draw:modifiers="176.467178005641 2.43420323287766 8923.631080890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4" draw:text-style-name="P40" draw:layer="layout" svg:width="15.448cm" svg:height="1.675cm" svg:x="5.888cm" svg:y="13.964cm">
          <draw:text-box>
            <text:p text:style-name="P17"><text:span text:style-name="T48">me://</text:span><text:span text:style-name="T48">myapp.c</text:span><text:span text:style-name="T48">om/</text:span><text:span text:style-name="T48">callback?</text:span><text:span text:style-name="T49">code=g5</text:span><text:span text:style-name="T49">Ec98…</text:span></text:p>
            <text:p text:style-name="P17"><text:span text:style-name="T43">(Authorizati</text:span><text:span text:style-name="T43">on Server </text:span><text:span text:style-name="T43">sends back </text:span><text:span text:style-name="T43">code)</text:span></text:p>
          </draw:text-box>
        </draw:frame>
        <draw:frame draw:style-name="gr29" draw:text-style-name="P40" draw:layer="layout" svg:width="21.082cm" svg:height="2.462cm" svg:x="5.842cm" svg:y="12.499cm">
          <draw:text-box>
            <text:p xml:id="id79" text:id="id79" text:style-name="P17"><text:span text:style-name="T50">GET /authorize?</text:span><text:span text:style-name="T51">code_challenge=&lt;</text:span><text:span text:style-name="T52">XYZ</text:span><text:span text:style-name="T51">&gt;&amp;code_challenge_method=</text:span><text:span text:style-name="T53">S256</text:span></text:p>
            <text:p text:style-name="P17"><text:span text:style-name="T54"/></text:p>
          </draw:text-box>
        </draw:frame>
        <draw:connector draw:style-name="gr5" draw:text-style-name="P19" xml:id="id76" draw:id="id76" draw:layer="layout" draw:line-skew="-2.304cm" svg:x1="2.235cm" svg:y1="9.17cm" svg:x2="1.505cm" svg:y2="13.777cm" svg:d="M2235 9170h-730v4607" svg:viewBox="0 0 731 4608">
          <text:p/>
        </draw:connector>
        <draw:frame draw:style-name="gr30" draw:text-style-name="P41" draw:layer="layout" svg:width="4.604cm" svg:height="2.148cm" svg:x="0.222cm" svg:y="13.744cm">
          <draw:text-box>
            <text:p xml:id="id77" text:id="id77" text:style-name="P17"><text:span text:style-name="T55">code_verifier</text:span><text:span text:style-name="T55"><text:line-break/></text:span><text:span text:style-name="T56">(resides in RAM</text:span><text:span text:style-name="T56"><text:line-break/></text:span><text:span text:style-name="T56">of My App)</text:span></text:p>
          </draw:text-box>
        </draw:frame>
        <draw:frame draw:style-name="gr31" draw:text-style-name="P42" draw:layer="layout" svg:width="14.432cm" svg:height="3.199cm" svg:x="5.888cm" svg:y="15.445cm">
          <draw:text-box>
            <text:p xml:id="id82" text:id="id82" text:style-name="P36"><text:span text:style-name="T50">POST /token</text:span><text:span text:style-name="T50"><text:line-break/></text:span><text:span text:style-name="T50">code=g5Ec98&amp;code_verifier=&lt;</text:span><text:span text:style-name="T57">code_verifier</text:span><text:span text:style-name="T50">&gt;&amp;…</text:span></text:p>
            <text:p text:style-name="P17"><text:span text:style-name="T54"/></text:p>
          </draw:text-box>
        </draw:frame>
        <draw:custom-shape draw:style-name="gr32" draw:text-style-name="P43" xml:id="id84" draw:id="id84" draw:layer="layout" svg:width="5.588cm" svg:height="2.286cm" svg:x="21.844cm" svg:y="14.732cm">
          <text:p text:style-name="P17"><text:span text:style-name="T58">sha256</text:span><text:span text:style-name="T59">(</text:span><text:span text:style-name="T60">code_verifier</text:span><text:span text:style-name="T59">)</text:span></text:p>
          <text:p text:style-name="P17"><text:span text:style-name="T59">==</text:span></text:p>
          <text:p text:style-name="P17"><text:span text:style-name="T61">XYZ</text:span><text:span text:style-name="T59">?</text:span></text:p>
          <draw:enhanced-geometry svg:viewBox="0 0 21600 21600" draw:type="rectangle" draw:enhanced-path="M 0 0 L 21600 0 21600 21600 0 21600 0 0 Z N"/>
        </draw:custom-shape>
        <draw:path draw:style-name="gr33" draw:text-style-name="P19" xml:id="id78" draw:id="id78" draw:layer="layout" svg:width="12.818cm" svg:height="1.575cm" svg:x="3.238cm" svg:y="11.973cm" svg:viewBox="0 0 12819 1576" svg:d="M0 1576c712-116 965-1064 1734-958 527 73 973-180 1505-137 471 37 918-42 1414-137 483-93 961 60 1460 0 584-70 1057 63 1597 46 470-16 956 112 1414 0 511-126 995-277 1505-365 469-81 943 60 1415 91l456 91 319 457">
          <text:p/>
        </draw:path>
        <draw:path draw:style-name="gr34" draw:text-style-name="P19" xml:id="id80" draw:id="id80" draw:layer="layout" svg:width="11.175cm" svg:height="7.164cm" svg:x="16.51cm" svg:y="5.334cm" svg:viewBox="0 0 11176 7165" svg:d="M8769 69c469 24 1038-221 1408 91 441 371 919 868 772 1580-121 584 239 1110 227 1718-10 526-218 988-500 1400-316 462-869 756-953 1355-77 548-704 847-1227 723-463-109-941 21-1408 182-485 166-998-158-1500-182-502-23-997-26-1499-44-487-18-1027-225-1454 0-573 302-984-50-1454-136h-454l-454 180-273 136">
          <text:p/>
        </draw:path>
        <draw:path draw:style-name="gr33" draw:text-style-name="P19" xml:id="id81" draw:id="id81" draw:layer="layout" svg:width="6.437cm" svg:height="9.226cm" draw:transform="rotate (-1.15104464169026) translate (13.1591735798645cm 10.6806029309024cm)" svg:viewBox="0 0 6438 9227" svg:d="M0 9166c690 275 964-442 1187-870 237-453 773-626 807-1138 35-520 355-913 470-1389 160-661 983-468 984-1309 1-519 609-758 803-1240 204-507 384-1038 712-1481 318-431 929-649 1007-1249l269-380 199-110">
          <text:p/>
        </draw:path>
        <draw:path draw:style-name="gr33" draw:text-style-name="P19" xml:id="id83" draw:id="id83" draw:layer="layout" svg:width="5.428cm" svg:height="1.19cm" svg:x="16.604cm" svg:y="15.278cm" svg:viewBox="0 0 5429 1191" svg:d="M0 1191c521-576 1403-502 1962-1004 696-625 866 548 1551 137 452-271 969 41 1460-46l456 46">
          <text:p/>
        </draw:path>
        <draw:polyline draw:style-name="gr33" draw:text-style-name="P19" xml:id="id85" draw:id="id85" draw:layer="layout" svg:width="0.272cm" svg:height="1.185cm" svg:x="25.181cm" svg:y="13.458cm" svg:viewBox="0 0 273 1186" draw:points="273,0 273,456 136,912 0,118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<text:span text:style-name="T7">Concl</text:span><text:span text:style-name="T7">usion </text:span><text:span text:style-name="T8">[5]</text:span></text:p>
          </draw:text-box>
        </draw:frame>
        <draw:frame presentation:style-name="pr14" draw:text-style-name="P47" draw:layer="layout" svg:width="25.5cm" svg:height="10.833cm" svg:x="0.995cm" svg:y="4.578cm" presentation:class="outline">
          <draw:text-box>
            <text:list text:style-name="L1">
              <text:list-item>
                <text:p xml:id="id86" text:id="id86"><text:span text:style-name="T62">So why PKCE for public clients?</text:span></text:p>
                <text:list>
                  <text:list-item>
                    <text:list>
                      <text:list-item>
                        <text:p xml:id="id87" text:id="id87"><text:span text:style-name="T63">Public clients do not have a client_secret</text:span></text:p>
                      </text:list-item>
                      <text:list-item>
                        <text:p xml:id="id88" text:id="id88"><text:span text:style-name="T63">Any app can impersonate a public client</text:span></text:p>
                      </text:list-item>
                    </text:list>
                  </text:list-item>
                </text:list>
              </text:list-item>
              <text:list-item>
                <text:p xml:id="id89" text:id="id89" text:style-name="P45"><text:span text:style-name="T62">Why for Authorization Code Flow only?</text:span></text:p>
                <text:list>
                  <text:list-item>
                    <text:list>
                      <text:list-item>
                        <text:p xml:id="id90" text:id="id90"><text:span text:style-name="T63">With Implicit Flows clients receive an access_token via custom URL (redirect_uri)</text:span></text:p>
                      </text:list-item>
                      <text:list-item>
                        <text:p xml:id="id91" text:id="id91"><text:span text:style-name="T63">Everything is lost in this case, access_token has already be exposed to the Hacker App</text:span></text:p>
                      </text:list-item>
                    </text:list>
                  </text:list-item>
                </text:list>
              </text:list-item>
              <text:list-item>
                <text:p xml:id="id92" text:id="id92" text:style-name="P46"><text:span text:style-name="T62">When to use PKCE?</text:span></text:p>
                <text:list>
                  <text:list-item>
                    <text:list>
                      <text:list-item>
                        <text:p xml:id="id93" text:id="id93"><text:span text:style-name="T63">Recommendation: With all clients that want to use Authorization Code Flow</text:span></text:p>
                      </text:list-item>
                      <text:list-item>
                        <text:p xml:id="id94" text:id="id94"><text:span text:style-name="T63">PKCE binds the code to the initial client and prevents unauthorized usag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3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Source Material</text:p>
          </draw:text-box>
        </draw:frame>
        <draw:frame presentation:style-name="pr14" draw:text-style-name="P48" draw:layer="layout" svg:width="25.5cm" svg:height="10.833cm" svg:x="0.995cm" svg:y="4.578cm" presentation:class="outline">
          <draw:text-box>
            <text:list text:style-name="L3">
              <text:list-item>
                <text:p text:style-name="P48"><text:span text:style-name="T64">[1]</text:span><text:span text:style-name="T65"> OAuth, </text:span><text:span text:style-name="T66"><text:a xlink:href="https://de.wikipedia.org/wiki/OAuth" xlink:type="simple">https://de.wikipedia.org/wiki/OAuth</text:a></text:span></text:p>
              </text:list-item>
              <text:list-item>
                <text:p><text:span text:style-name="T67">[2] </text:span><text:span text:style-name="T68">OAuth 2.0 – Client Types 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6"><text:a xlink:href="https://www.youtube.com/watch?v=bWZM1F4ILF0" xlink:type="simple">https://www.youtube.com/watch?v=bWZM1F4ILF0</text:a></text:span><text:span text:style-name="T66"> </text:span></text:p>
              </text:list-item>
              <text:list-item>
                <text:p><text:span text:style-name="T67">[3] Authorization Code Flow with Proof Key for Code Exchange (PKCE), </text:span><text:span text:style-name="T67">https://auth0.com/docs/flows/concepts/auth-code-pkce </text:span></text:p>
              </text:list-item>
              <text:list-item>
                <text:p><text:span text:style-name="T67">[4]</text:span></text:p>
              </text:list-item>
              <text:list-item>
                <text:p><text:span text:style-name="T67">[5] </text:span><text:span text:style-name="T68">OAuth 2.0 – PKCE, </text:span><text:span text:style-name="T66"><text:a xlink:href="https://www.youtube.com/watch?v=Gtbm5Fut-j8" xlink:type="simple">https://www.youtube.com/watch?v=Gtbm5Fut-j8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end="Arrow" draw:marker-end-width="0.406cm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2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.384cm" fo:margin-bottom="0.274cm" fo:text-indent="0cm"/>
      <style:text-properties style:font-name="Source Sans Pro Light" fo:font-family="'Source Sans Pro Light'" style:font-style-name="細字" style:font-family-generic="swiss" style:font-pitch="variable" fo:font-size="19.3999996185303pt" fo:font-weight="250" style:font-size-asian="18pt" style:font-size-complex="18pt"/>
    </style:style>
    <style:style style:name="Alizarin-outline3" style:family="presentation" style:parent-style-name="Alizarin-outline2">
      <style:paragraph-properties fo:margin-left="0cm" fo:margin-right="0cm" fo:margin-top="0cm" fo:margin-bottom="0.274cm" fo:text-indent="0cm"/>
      <style:text-properties fo:font-size="17.2999992370605pt" style:font-size-asian="16pt" style:font-size-complex="16pt"/>
    </style:style>
    <style:style style:name="Alizarin-outline4" style:family="presentation" style:parent-style-name="Alizarin-outline3">
      <style:paragraph-properties fo:margin-left="0cm" fo:margin-right="0cm" fo:margin-top="0cm" fo:margin-bottom="0.16cm" fo:text-indent="0cm"/>
      <style:text-properties fo:font-size="15.1000003814697pt" style:font-size-asian="14pt" style:font-size-complex="14pt"/>
    </style:style>
    <style:style style:name="Alizarin-outline5" style:family="presentation" style:parent-style-name="Alizarin-outline4">
      <style:paragraph-properties fo:margin-left="0cm" fo:margin-right="0cm" fo:margin-top="0cm" fo:margin-bottom="0.078cm" fo:text-indent="0cm"/>
      <style:text-properties fo:font-size="13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8cm" fo:text-indent="0cm"/>
      <style:text-properties fo:font-size="13.3000001907349pt"/>
    </style:style>
    <style:style style:name="Alizarin-outline7" style:family="presentation" style:parent-style-name="Alizarin-outline6">
      <style:paragraph-properties fo:margin-left="0cm" fo:margin-right="0cm" fo:margin-top="0cm" fo:margin-bottom="0.078cm" fo:text-indent="0cm"/>
      <style:text-properties fo:font-size="13.3000001907349pt"/>
    </style:style>
    <style:style style:name="Alizarin-outline8" style:family="presentation" style:parent-style-name="Alizarin-outline7">
      <style:paragraph-properties fo:margin-left="0cm" fo:margin-right="0cm" fo:margin-top="0cm" fo:margin-bottom="0.076cm" fo:text-indent="0cm"/>
      <style:text-properties fo:font-size="16.5pt"/>
    </style:style>
    <style:style style:name="Alizarin-outline9" style:family="presentation" style:parent-style-name="Alizarin-outline8">
      <style:paragraph-properties fo:margin-left="0cm" fo:margin-right="0cm" fo:margin-top="0cm" fo:margin-bottom="0.076cm" fo:text-indent="0cm"/>
      <style:text-properties fo:font-size="16.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28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1.5pt" fo:font-style="normal" fo:text-shadow="none" style:text-underline-style="none" fo:font-weight="600" style:letter-kerning="true" style:font-size-asian="32pt" style:font-size-complex="32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22cm" fo:text-indent="0cm"/>
      <style:text-properties style:font-name="Source Sans Pro Light" fo:font-family="'Source Sans Pro Light'" style:font-style-name="細字" style:font-family-generic="swiss" style:font-pitch="variable" fo:font-size="18.200000762939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41cm" fo:text-indent="0cm"/>
      <style:text-properties fo:font-size="14.8000001907349pt"/>
    </style:style>
    <style:style style:name="Alizarin0-outline4" style:family="presentation" style:parent-style-name="Alizarin0-outline3">
      <style:paragraph-properties fo:margin-left="0cm" fo:margin-right="0cm" fo:margin-top="0cm" fo:margin-bottom="0.16cm" fo:text-indent="0cm"/>
      <style:text-properties fo:font-size="13.3000001907349pt"/>
    </style:style>
    <style:style style:name="Alizarin0-outline5" style:family="presentation" style:parent-style-name="Alizarin0-outline4">
      <style:paragraph-properties fo:margin-left="0cm" fo:margin-right="0cm" fo:margin-top="0cm" fo:margin-bottom="0.078cm" fo:text-indent="0cm"/>
      <style:text-properties fo:font-size="13.3000001907349pt"/>
    </style:style>
    <style:style style:name="Alizarin0-outline6" style:family="presentation" style:parent-style-name="Alizarin0-outline5">
      <style:paragraph-properties fo:margin-left="0cm" fo:margin-right="0cm" fo:margin-top="0cm" fo:margin-bottom="0.078cm" fo:text-indent="0cm"/>
      <style:text-properties fo:font-size="13.3000001907349pt"/>
    </style:style>
    <style:style style:name="Alizarin0-outline7" style:family="presentation" style:parent-style-name="Alizarin0-outline6">
      <style:paragraph-properties fo:margin-left="0cm" fo:margin-right="0cm" fo:margin-top="0cm" fo:margin-bottom="0.078cm" fo:text-indent="0cm"/>
      <style:text-properties fo:font-size="13.3000001907349pt"/>
    </style:style>
    <style:style style:name="Alizarin0-outline8" style:family="presentation" style:parent-style-name="Alizarin0-outline7">
      <style:paragraph-properties fo:margin-left="0cm" fo:margin-right="0cm" fo:margin-top="0cm" fo:margin-bottom="0.076cm" fo:text-indent="0cm"/>
      <style:text-properties fo:font-size="16.5pt"/>
    </style:style>
    <style:style style:name="Alizarin0-outline9" style:family="presentation" style:parent-style-name="Alizarin0-outline8">
      <style:paragraph-properties fo:margin-left="0cm" fo:margin-right="0cm" fo:margin-top="0cm" fo:margin-bottom="0.076cm" fo:text-indent="0cm"/>
      <style:text-properties fo:font-size="16.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1409a" draw:textarea-vertical-align="middle" draw:auto-grow-height="false" fo:min-height="2.667cm" fo:min-width="26.501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21409a" draw:textarea-vertical-align="middle" draw:auto-grow-height="false" fo:min-height="2.917cm" fo:min-width="27.001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25cm" fo:min-width="1.499cm"/>
    </style:style>
    <style:style style:name="Mpr3" style:family="presentation" style:parent-style-name="Alizarin-outline1">
      <style:graphic-properties fo:min-height="12.18cm"/>
    </style:style>
    <style:style style:name="Mpr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409a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end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.001cm" svg:height="2.917cm" svg:x="0.001cm" svg:y="0.41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.499cm" svg:height="1.25cm" svg:x="0.495cm" svg:y="15.82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083cm" svg:x="0.995cm" svg:y="0.828cm" presentation:class="title" presentation:placeholder="true">
        <draw:text-box/>
      </draw:frame>
      <draw:frame presentation:style-name="Mpr3" draw:layer="backgroundobjects" svg:width="25.5cm" svg:height="10.833cm" svg:x="0.995cm" svg:y="4.57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9.002cm" svg:height="1.25cm" svg:x="2.994cm" svg:y="15.828cm" presentation:class="footer">
        <draw:text-box>
          <text:p text:style-name="MP7"><presentation:footer/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.001cm" svg:height="2.917cm" svg:x="0.001cm" svg:y="7.28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083cm" svg:x="0.995cm" svg:y="7.702cm" presentation:class="title" presentation:placeholder="true">
        <draw:text-box/>
      </draw:frame>
      <draw:frame presentation:style-name="Alizarin0-outline1" draw:layer="backgroundobjects" svg:width="25.5cm" svg:height="5.833cm" svg:x="1.494cm" svg:y="10.828cm" presentation:class="outline" presentation:placeholder="true">
        <draw:text-box/>
      </draw:frame>
      <draw:frame presentation:style-name="Mpr7" draw:text-style-name="MP14" draw:layer="backgroundobjects" svg:width="6.5cm" svg:height="1.25cm" svg:x="20.996cm" svg:y="15.828cm" presentation:class="date-time">
        <draw:text-box>
          <text:p text:style-name="MP13"><presentation:date-time/></text:p>
        </draw:text-box>
      </draw:frame>
      <draw:frame presentation:style-name="Mpr8" draw:text-style-name="MP8" draw:layer="backgroundobjects" svg:width="9.002cm" svg:height="1.25cm" svg:x="2.994cm" svg:y="15.828cm" presentation:class="footer">
        <draw:text-box>
          <text:p text:style-name="MP7"><presentation:footer/></text:p>
        </draw:text-box>
      </draw:frame>
      <draw:frame presentation:style-name="Mpr9" draw:text-style-name="MP16" draw:layer="backgroundobjects" svg:width="1.499cm" svg:height="1.25cm" svg:x="0.495cm" svg:y="15.828cm" presentation:class="page-number">
        <draw:text-box>
          <text:p text:style-name="MP15"><text:page-number>&lt;number&gt;</text:page-number></text:p>
        </draw:text-box>
      </draw:frame>
      <draw:frame draw:style-name="Mgr4" draw:text-style-name="MP8" draw:layer="backgroundobjects" svg:width="1.827cm" svg:height="2.444cm" svg:x="0.759cm" svg:y="0.853cm">
        <draw:image xlink:href="Pictures/10000201000000D800000104419D83975454BF11.png" xlink:type="simple" xlink:show="embed" xlink:actuate="onLoad">
          <text:p/>
        </draw:image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0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1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1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7T12:36:10.074423038</meta:creation-date>
    <meta:editing-duration>PT1H57M49S</meta:editing-duration>
    <meta:editing-cycles>14</meta:editing-cycles>
    <meta:generator>LibreOffice/6.0.7.3$Linux_X86_64 LibreOffice_project/00m0$Build-3</meta:generator>
    <dc:title>Alizarin</dc:title>
    <dc:date>2020-06-22T21:46:01.985090820</dc:date>
    <meta:document-statistic meta:object-count="169"/>
  </office:meta>
</office:document-meta>
</file>